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>
            <text:p>sno</text:p>
          </table:table-cell>
          <table:table-cell office:value-type="string">
            <text:p>module</text:p>
          </table:table-cell>
          <table:table-cell office:value-type="string">
            <text:p>page</text:p>
          </table:table-cell>
          <table:table-cell office:value-type="string">
            <text:p>task</text:p>
          </table:table-cell>
          <table:table-cell office:value-type="string">
            <text:p>error</text:p>
          </table:table-cell>
          <table:table-cell office:value-type="string">
            <text:p>Error status</text:p>
          </table:table-cell>
          <table:table-cell office:value-type="string">
            <text:p>status</text:p>
          </table:table-cell>
          <table:table-cell office:value-type="string">
            <text:p>testing</text:p>
          </table:table-cell>
          <table:table-cell office:value-type="string">
            <text:p>language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ndex page </text:p>
          </table:table-cell>
          <table:table-cell office:value-type="string">
            <text:p>change the page,set images and logo's.</text:p>
          </table:table-cell>
          <table:table-cell table:number-columns-repeated="4"/>
          <table:table-cell office:value-type="string">
            <text:p>html,javascript.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Login Page</text:p>
          </table:table-cell>
          <table:table-cell office:value-type="string">
            <text:p>change the page,set images and logo's.</text:p>
          </table:table-cell>
          <table:table-cell table:number-columns-repeated="4"/>
          <table:table-cell office:value-type="string">
            <text:p>html,javascript.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</meta:initial-creator>
    <meta:creation-date>2014-01-10T11:10:20</meta:creation-date>
    <dc:date>2014-01-10T17:09:08</dc:date>
    <dc:creator>ravi </dc:creator>
    <meta:editing-duration>PT5H57M15S</meta:editing-duration>
    <meta:editing-cycles>3</meta:editing-cycles>
    <meta:generator>LibreOffice/3.5$Linux_X86_64 LibreOffice_project/350m1$Build-2</meta:generator>
    <meta:document-statistic meta:table-count="3" meta:cell-count="18" meta:object-count="0"/>
  </office:meta>
</office:document-meta>
</file>